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213496B437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d0d" officeooo:paragraph-rsid="0015cd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15cd0d" officeooo:paragraph-rsid="0015cd0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y 27</text:p>
      <text:p text:style-name="P1">Taking too long to read large hdf5 files.</text:p>
      <text:p text:style-name="P1">This is probably due to the current method of searching for each waveform.</text:p>
      <text:p text:style-name="P1">Learning hdf5 in order to solve this issue.</text:p>
      <text:p text:style-name="P1">Processed data. Data doesn't look good. Baseline keeps shifting, causing the peak finder to fail. Also, dark noise is quite high even at -100C (radioactivity?).</text:p>
      <text:p text:style-name="P1">Upgrading peak finder to calculate local baseline (one peak width) as it scans the histogram for peaks.</text:p>
      <text:p text:style-name="P1">Paul will retake data.</text:p>
      <text:p text:style-name="P1">Fabrice suggests that problem may be caused by one of the four MPPCs being bad. Will switch to a different one.</text:p>
      <text:p text:style-name="P1">WF on scope looks much better. Taking full dataset.</text:p>
      <text:p text:style-name="P1">Constructed box ot of alimunum to protect reference MPPC.</text:p>
      <text:p text:style-name="P3"><text:span text:style-name="T1">May 28</text:span></text:p>
      <text:p text:style-name="P1">Data from yesterday still looks bad.</text:p>
      <text:p text:style-name="P1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reated algorithm to count zeros using the minimum of the WF to see if the issue is with the data or analysis.</text:p>
      <text:p text:style-name="P1"><draw:frame draw:style-name="fr1" draw:name="graphics1" text:anchor-type="paragraph" svg:width="5.9008in" svg:height="4.6984in" draw:z-index="1"><draw:image xlink:href="Pictures/100000000000037B00000213496B4379.png" xlink:type="simple" xlink:show="embed" xlink:actuate="onLoad"/></draw:frame>Point at 1.5 is strange. This may be a data issue. Above plot made with only 1000 wf. Doing full set <text:soft-page-break/>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04:33.458140186</meta:creation-date>
    <dc:date>2015-05-28T14:09:05.570129737</dc:date>
    <meta:editing-duration>PT41S</meta:editing-duration>
    <meta:editing-cycles>2</meta:editing-cycles>
    <meta:generator>LibreOffice/4.1.6.2$Linux_X86_64 LibreOffice_project/410m0$Build-2</meta:generator>
    <meta:document-statistic meta:table-count="0" meta:image-count="1" meta:object-count="1" meta:page-count="3" meta:paragraph-count="14" meta:word-count="168" meta:character-count="925" meta:non-whitespace-character-count="7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716cm" svg:y="4.207cm" style:legend-expansion="high" chart:style-name="ch2"/>
        <chart:plot-area chart:style-name="ch3" chart:data-source-has-labels="both" svg:x="0.769cm" svg:y="0.851cm" svg:width="12.309cm" svg:height="7.549cm">
          <chartooo:coordinate-region svg:x="1.717cm" svg:y="1.043cm" svg:width="11.157cm" svg:height="6.72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158578">
                <text:p>0.1585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351209">
                <text:p>0.35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27112">
                <text:p>0.427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1581">
                <text:p>0.37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31084">
                <text:p>0.33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04674">
                <text:p>0.40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384004">
                <text:p>0.38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